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s" table:style-name="ta1">
        <table:shapes>
          <draw:frame draw:z-index="0" draw:style-name="gr1" draw:text-style-name="P1" svg:width="6.2988in" svg:height="2.1008in" svg:x="3.7535in" svg:y="1.7126in">
            <draw:object draw:notify-on-update-of-ranges="averages.C2:averages.C41 averages.C1:averages.D1 averages.D2:averages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LOC</text:p>
          </table:table-cell>
          <table:table-cell office:value-type="string" calcext:value-type="string">
            <text:p>Time in ms</text:p>
          </table:table-cell>
          <table:table-cell office:value-type="string" calcext:value-type="string">
            <text:p>Million LLOC</text:p>
          </table:table-cell>
          <table:table-cell office:value-type="string" calcext:value-type="string">
            <text:p>Time in minutes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6814" calcext:value-type="float">
            <text:p>46814</text:p>
          </table:table-cell>
          <table:table-cell table:formula="of:=[.A2]/1000000" office:value-type="float" office:value="0.8" calcext:value-type="float">
            <text:p>0.8</text:p>
          </table:table-cell>
          <table:table-cell table:formula="of:=[.B2]/1000/50" office:value-type="float" office:value="0.93628" calcext:value-type="float">
            <text:p>0.93628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778849.36363636" calcext:value-type="float">
            <text:p>2778849.36363636</text:p>
          </table:table-cell>
          <table:table-cell table:formula="of:=[.A3]/1000000" office:value-type="float" office:value="2.7" calcext:value-type="float">
            <text:p>2.7</text:p>
          </table:table-cell>
          <table:table-cell table:formula="of:=[.B3]/1000/50" office:value-type="float" office:value="55.5769872727272" calcext:value-type="float">
            <text:p>55.5769872727272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1444114.18181818" calcext:value-type="float">
            <text:p>1444114.18181818</text:p>
          </table:table-cell>
          <table:table-cell table:formula="of:=[.A4]/1000000" office:value-type="float" office:value="2.2" calcext:value-type="float">
            <text:p>2.2</text:p>
          </table:table-cell>
          <table:table-cell table:formula="of:=[.B4]/1000/50" office:value-type="float" office:value="28.8822836363636" calcext:value-type="float">
            <text:p>28.8822836363636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4985465.72727273" calcext:value-type="float">
            <text:p>4985465.72727273</text:p>
          </table:table-cell>
          <table:table-cell table:formula="of:=[.A5]/1000000" office:value-type="float" office:value="3.3" calcext:value-type="float">
            <text:p>3.3</text:p>
          </table:table-cell>
          <table:table-cell table:formula="of:=[.B5]/1000/50" office:value-type="float" office:value="99.7093145454546" calcext:value-type="float">
            <text:p>99.7093145454546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056586.18181818" calcext:value-type="float">
            <text:p>7056586.18181818</text:p>
          </table:table-cell>
          <table:table-cell table:formula="of:=[.A6]/1000000" office:value-type="float" office:value="3.7" calcext:value-type="float">
            <text:p>3.7</text:p>
          </table:table-cell>
          <table:table-cell table:formula="of:=[.B6]/1000/50" office:value-type="float" office:value="141.131723636364" calcext:value-type="float">
            <text:p>141.1317236363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975064.818181818" calcext:value-type="float">
            <text:p>975064.818181818</text:p>
          </table:table-cell>
          <table:table-cell table:formula="of:=[.A7]/1000000" office:value-type="float" office:value="2" calcext:value-type="float">
            <text:p>2</text:p>
          </table:table-cell>
          <table:table-cell table:formula="of:=[.B7]/1000/50" office:value-type="float" office:value="19.5012963636364" calcext:value-type="float">
            <text:p>19.501296363636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607545.27272727" calcext:value-type="float">
            <text:p>3607545.27272727</text:p>
          </table:table-cell>
          <table:table-cell table:formula="of:=[.A8]/1000000" office:value-type="float" office:value="3" calcext:value-type="float">
            <text:p>3</text:p>
          </table:table-cell>
          <table:table-cell table:formula="of:=[.B8]/1000/50" office:value-type="float" office:value="72.1509054545454" calcext:value-type="float">
            <text:p>72.150905454545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258258.63636364" calcext:value-type="float">
            <text:p>3258258.63636364</text:p>
          </table:table-cell>
          <table:table-cell table:formula="of:=[.A9]/1000000" office:value-type="float" office:value="2.9" calcext:value-type="float">
            <text:p>2.9</text:p>
          </table:table-cell>
          <table:table-cell table:formula="of:=[.B9]/1000/50" office:value-type="float" office:value="65.1651727272728" calcext:value-type="float">
            <text:p>65.1651727272728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822100.636363636" calcext:value-type="float">
            <text:p>822100.636363636</text:p>
          </table:table-cell>
          <table:table-cell table:formula="of:=[.A10]/1000000" office:value-type="float" office:value="1.9" calcext:value-type="float">
            <text:p>1.9</text:p>
          </table:table-cell>
          <table:table-cell table:formula="of:=[.B10]/1000/50" office:value-type="float" office:value="16.4420127272727" calcext:value-type="float">
            <text:p>16.442012727272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027" calcext:value-type="float">
            <text:p>2027</text:p>
          </table:table-cell>
          <table:table-cell table:formula="of:=[.A11]/1000000" office:value-type="float" office:value="0.3" calcext:value-type="float">
            <text:p>0.3</text:p>
          </table:table-cell>
          <table:table-cell table:formula="of:=[.B11]/1000/50" office:value-type="float" office:value="0.04054" calcext:value-type="float">
            <text:p>0.04054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9519406.45454546" calcext:value-type="float">
            <text:p>9519406.45454546</text:p>
          </table:table-cell>
          <table:table-cell table:formula="of:=[.A12]/1000000" office:value-type="float" office:value="4.1" calcext:value-type="float">
            <text:p>4.1</text:p>
          </table:table-cell>
          <table:table-cell table:formula="of:=[.B12]/1000/50" office:value-type="float" office:value="190.388129090909" calcext:value-type="float">
            <text:p>190.388129090909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43039.545454545" calcext:value-type="float">
            <text:p>243039.545454545</text:p>
          </table:table-cell>
          <table:table-cell table:formula="of:=[.A13]/1000000" office:value-type="float" office:value="1.3" calcext:value-type="float">
            <text:p>1.3</text:p>
          </table:table-cell>
          <table:table-cell table:formula="of:=[.B13]/1000/50" office:value-type="float" office:value="4.8607909090909" calcext:value-type="float">
            <text:p>4.8607909090909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77050.909090909" calcext:value-type="float">
            <text:p>677050.909090909</text:p>
          </table:table-cell>
          <table:table-cell table:formula="of:=[.A14]/1000000" office:value-type="float" office:value="1.8" calcext:value-type="float">
            <text:p>1.8</text:p>
          </table:table-cell>
          <table:table-cell table:formula="of:=[.B14]/1000/50" office:value-type="float" office:value="13.5410181818182" calcext:value-type="float">
            <text:p>13.541018181818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460" calcext:value-type="float">
            <text:p>9460</text:p>
          </table:table-cell>
          <table:table-cell table:formula="of:=[.A15]/1000000" office:value-type="float" office:value="0.5" calcext:value-type="float">
            <text:p>0.5</text:p>
          </table:table-cell>
          <table:table-cell table:formula="of:=[.B15]/1000/50" office:value-type="float" office:value="0.1892" calcext:value-type="float">
            <text:p>0.1892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7801069.90909091" calcext:value-type="float">
            <text:p>7801069.90909091</text:p>
          </table:table-cell>
          <table:table-cell table:formula="of:=[.A16]/1000000" office:value-type="float" office:value="3.8" calcext:value-type="float">
            <text:p>3.8</text:p>
          </table:table-cell>
          <table:table-cell table:formula="of:=[.B16]/1000/50" office:value-type="float" office:value="156.021398181818" calcext:value-type="float">
            <text:p>156.021398181818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6507392.45454545" calcext:value-type="float">
            <text:p>6507392.45454545</text:p>
          </table:table-cell>
          <table:table-cell table:formula="of:=[.A17]/1000000" office:value-type="float" office:value="3.6" calcext:value-type="float">
            <text:p>3.6</text:p>
          </table:table-cell>
          <table:table-cell table:formula="of:=[.B17]/1000/50" office:value-type="float" office:value="130.147849090909" calcext:value-type="float">
            <text:p>130.147849090909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747762.27272727" calcext:value-type="float">
            <text:p>1747762.27272727</text:p>
          </table:table-cell>
          <table:table-cell table:formula="of:=[.A18]/1000000" office:value-type="float" office:value="2.4" calcext:value-type="float">
            <text:p>2.4</text:p>
          </table:table-cell>
          <table:table-cell table:formula="of:=[.B18]/1000/50" office:value-type="float" office:value="34.9552454545454" calcext:value-type="float">
            <text:p>34.955245454545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65058.6363636364" calcext:value-type="float">
            <text:p>65058.6363636364</text:p>
          </table:table-cell>
          <table:table-cell table:formula="of:=[.A19]/1000000" office:value-type="float" office:value="0.9" calcext:value-type="float">
            <text:p>0.9</text:p>
          </table:table-cell>
          <table:table-cell table:formula="of:=[.B19]/1000/50" office:value-type="float" office:value="1.30117272727273" calcext:value-type="float">
            <text:p>1.3011727272727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4910.45454545455" calcext:value-type="float">
            <text:p>4910.45454545455</text:p>
          </table:table-cell>
          <table:table-cell table:formula="of:=[.A20]/1000000" office:value-type="float" office:value="0.4" calcext:value-type="float">
            <text:p>0.4</text:p>
          </table:table-cell>
          <table:table-cell table:formula="of:=[.B20]/1000/50" office:value-type="float" office:value="0.098209090909091" calcext:value-type="float">
            <text:p>0.09820909090909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271.9090909091" calcext:value-type="float">
            <text:p>17271.9090909091</text:p>
          </table:table-cell>
          <table:table-cell table:formula="of:=[.A21]/1000000" office:value-type="float" office:value="0.6" calcext:value-type="float">
            <text:p>0.6</text:p>
          </table:table-cell>
          <table:table-cell table:formula="of:=[.B21]/1000/50" office:value-type="float" office:value="0.345438181818182" calcext:value-type="float">
            <text:p>0.345438181818182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4105258.27272727" calcext:value-type="float">
            <text:p>4105258.27272727</text:p>
          </table:table-cell>
          <table:table-cell table:formula="of:=[.A22]/1000000" office:value-type="float" office:value="3.1" calcext:value-type="float">
            <text:p>3.1</text:p>
          </table:table-cell>
          <table:table-cell table:formula="of:=[.B22]/1000/50" office:value-type="float" office:value="82.1051654545454" calcext:value-type="float">
            <text:p>82.1051654545454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5697619.54545455" calcext:value-type="float">
            <text:p>5697619.54545455</text:p>
          </table:table-cell>
          <table:table-cell table:formula="of:=[.A23]/1000000" office:value-type="float" office:value="3.4" calcext:value-type="float">
            <text:p>3.4</text:p>
          </table:table-cell>
          <table:table-cell table:formula="of:=[.B23]/1000/50" office:value-type="float" office:value="113.952390909091" calcext:value-type="float">
            <text:p>113.952390909091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285564.18181818" calcext:value-type="float">
            <text:p>2285564.18181818</text:p>
          </table:table-cell>
          <table:table-cell table:formula="of:=[.A24]/1000000" office:value-type="float" office:value="2.6" calcext:value-type="float">
            <text:p>2.6</text:p>
          </table:table-cell>
          <table:table-cell table:formula="of:=[.B24]/1000/50" office:value-type="float" office:value="45.7112836363636" calcext:value-type="float">
            <text:p>45.711283636363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34849.454545455" calcext:value-type="float">
            <text:p>134849.454545455</text:p>
          </table:table-cell>
          <table:table-cell table:formula="of:=[.A25]/1000000" office:value-type="float" office:value="1.1" calcext:value-type="float">
            <text:p>1.1</text:p>
          </table:table-cell>
          <table:table-cell table:formula="of:=[.B25]/1000/50" office:value-type="float" office:value="2.6969890909091" calcext:value-type="float">
            <text:p>2.6969890909091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586058.090909091" calcext:value-type="float">
            <text:p>586058.090909091</text:p>
          </table:table-cell>
          <table:table-cell table:formula="of:=[.A26]/1000000" office:value-type="float" office:value="1.7" calcext:value-type="float">
            <text:p>1.7</text:p>
          </table:table-cell>
          <table:table-cell table:formula="of:=[.B26]/1000/50" office:value-type="float" office:value="11.7211618181818" calcext:value-type="float">
            <text:p>11.721161818181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79074.818181818" calcext:value-type="float">
            <text:p>379074.818181818</text:p>
          </table:table-cell>
          <table:table-cell table:formula="of:=[.A27]/1000000" office:value-type="float" office:value="1.5" calcext:value-type="float">
            <text:p>1.5</text:p>
          </table:table-cell>
          <table:table-cell table:formula="of:=[.B27]/1000/50" office:value-type="float" office:value="7.58149636363636" calcext:value-type="float">
            <text:p>7.58149636363636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470707.454545455" calcext:value-type="float">
            <text:p>470707.454545455</text:p>
          </table:table-cell>
          <table:table-cell table:formula="of:=[.A28]/1000000" office:value-type="float" office:value="1.6" calcext:value-type="float">
            <text:p>1.6</text:p>
          </table:table-cell>
          <table:table-cell table:formula="of:=[.B28]/1000/50" office:value-type="float" office:value="9.4141490909091" calcext:value-type="float">
            <text:p>9.414149090909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62.909090909091" calcext:value-type="float">
            <text:p>862.909090909091</text:p>
          </table:table-cell>
          <table:table-cell table:formula="of:=[.A29]/1000000" office:value-type="float" office:value="0.2" calcext:value-type="float">
            <text:p>0.2</text:p>
          </table:table-cell>
          <table:table-cell table:formula="of:=[.B29]/1000/50" office:value-type="float" office:value="0.0172581818181818" calcext:value-type="float">
            <text:p>0.017258181818182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016360.63636364" calcext:value-type="float">
            <text:p>3016360.63636364</text:p>
          </table:table-cell>
          <table:table-cell table:formula="of:=[.A30]/1000000" office:value-type="float" office:value="2.8" calcext:value-type="float">
            <text:p>2.8</text:p>
          </table:table-cell>
          <table:table-cell table:formula="of:=[.B30]/1000/50" office:value-type="float" office:value="60.3272127272728" calcext:value-type="float">
            <text:p>60.327212727272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073756.81818182" calcext:value-type="float">
            <text:p>2073756.81818182</text:p>
          </table:table-cell>
          <table:table-cell table:formula="of:=[.A31]/1000000" office:value-type="float" office:value="2.5" calcext:value-type="float">
            <text:p>2.5</text:p>
          </table:table-cell>
          <table:table-cell table:formula="of:=[.B31]/1000/50" office:value-type="float" office:value="41.4751363636364" calcext:value-type="float">
            <text:p>41.4751363636364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8507805.45454546" calcext:value-type="float">
            <text:p>8507805.45454546</text:p>
          </table:table-cell>
          <table:table-cell table:formula="of:=[.A32]/1000000" office:value-type="float" office:value="3.9" calcext:value-type="float">
            <text:p>3.9</text:p>
          </table:table-cell>
          <table:table-cell table:formula="of:=[.B32]/1000/50" office:value-type="float" office:value="170.156109090909" calcext:value-type="float">
            <text:p>170.156109090909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91864.272727273" calcext:value-type="float">
            <text:p>291864.272727273</text:p>
          </table:table-cell>
          <table:table-cell table:formula="of:=[.A33]/1000000" office:value-type="float" office:value="1.4" calcext:value-type="float">
            <text:p>1.4</text:p>
          </table:table-cell>
          <table:table-cell table:formula="of:=[.B33]/1000/50" office:value-type="float" office:value="5.83728545454546" calcext:value-type="float">
            <text:p>5.8372854545454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228434.27272727" calcext:value-type="float">
            <text:p>9228434.27272727</text:p>
          </table:table-cell>
          <table:table-cell table:formula="of:=[.A34]/1000000" office:value-type="float" office:value="4" calcext:value-type="float">
            <text:p>4</text:p>
          </table:table-cell>
          <table:table-cell table:formula="of:=[.B34]/1000/50" office:value-type="float" office:value="184.568685454545" calcext:value-type="float">
            <text:p>184.568685454545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4431958.72727273" calcext:value-type="float">
            <text:p>4431958.72727273</text:p>
          </table:table-cell>
          <table:table-cell table:formula="of:=[.A35]/1000000" office:value-type="float" office:value="3.2" calcext:value-type="float">
            <text:p>3.2</text:p>
          </table:table-cell>
          <table:table-cell table:formula="of:=[.B35]/1000/50" office:value-type="float" office:value="88.6391745454546" calcext:value-type="float">
            <text:p>88.6391745454546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1510608.18181818" calcext:value-type="float">
            <text:p>1510608.18181818</text:p>
          </table:table-cell>
          <table:table-cell table:formula="of:=[.A36]/1000000" office:value-type="float" office:value="2.3" calcext:value-type="float">
            <text:p>2.3</text:p>
          </table:table-cell>
          <table:table-cell table:formula="of:=[.B36]/1000/50" office:value-type="float" office:value="30.2121636363636" calcext:value-type="float">
            <text:p>30.21216363636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8767.7272727273" calcext:value-type="float">
            <text:p>98767.7272727273</text:p>
          </table:table-cell>
          <table:table-cell table:formula="of:=[.A37]/1000000" office:value-type="float" office:value="1" calcext:value-type="float">
            <text:p>1</text:p>
          </table:table-cell>
          <table:table-cell table:formula="of:=[.B37]/1000/50" office:value-type="float" office:value="1.97535454545455" calcext:value-type="float">
            <text:p>1.9753545454545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9116.2727272727" calcext:value-type="float">
            <text:p>29116.2727272727</text:p>
          </table:table-cell>
          <table:table-cell table:formula="of:=[.A38]/1000000" office:value-type="float" office:value="0.7" calcext:value-type="float">
            <text:p>0.7</text:p>
          </table:table-cell>
          <table:table-cell table:formula="of:=[.B38]/1000/50" office:value-type="float" office:value="0.582325454545454" calcext:value-type="float">
            <text:p>0.582325454545454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177146.45454545" calcext:value-type="float">
            <text:p>1177146.45454545</text:p>
          </table:table-cell>
          <table:table-cell table:formula="of:=[.A39]/1000000" office:value-type="float" office:value="2.1" calcext:value-type="float">
            <text:p>2.1</text:p>
          </table:table-cell>
          <table:table-cell table:formula="of:=[.B39]/1000/50" office:value-type="float" office:value="23.542929090909" calcext:value-type="float">
            <text:p>23.54292909090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83900.454545455" calcext:value-type="float">
            <text:p>183900.454545455</text:p>
          </table:table-cell>
          <table:table-cell table:formula="of:=[.A40]/1000000" office:value-type="float" office:value="1.2" calcext:value-type="float">
            <text:p>1.2</text:p>
          </table:table-cell>
          <table:table-cell table:formula="of:=[.B40]/1000/50" office:value-type="float" office:value="3.6780090909091" calcext:value-type="float">
            <text:p>3.678009090909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5800289.81818182" calcext:value-type="float">
            <text:p>5800289.81818182</text:p>
          </table:table-cell>
          <table:table-cell table:formula="of:=[.A41]/1000000" office:value-type="float" office:value="3.5" calcext:value-type="float">
            <text:p>3.5</text:p>
          </table:table-cell>
          <table:table-cell table:formula="of:=[.B41]/1000/50" office:value-type="float" office:value="116.005796363636" calcext:value-type="float">
            <text:p>116.005796363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3:20:31.223765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6T13:21:00.755494093</dc:date>
    <dc:creator>Sven Peldszus</dc:creator>
    <meta:editing-duration>PT2H2M4S</meta:editing-duration>
    <meta:editing-cycles>3</meta:editing-cycles>
    <meta:generator>LibreOffice/6.4.7.2$Linux_X86_64 LibreOffice_project/40$Build-2</meta:generator>
    <meta:document-statistic meta:table-count="1" meta:cell-count="1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337cm" xlink:href=".." xlink:type="simple" chart:class="chart:scatter" chart:style-name="ch1">
        <chart:plot-area chart:style-name="ch2" table:cell-range-address="averages.C1:averages.D41" chart:data-source-has-labels="row" svg:x="0.91cm" svg:y="-0.085cm" svg:width="15.01cm" svg:height="4.741cm">
          <chartooo:coordinate-region svg:x="1.875cm" svg:y="0.141cm" svg:width="13.924cm" svg:height="3.815cm"/>
          <chart:axis chart:dimension="x" chart:name="primary-x" chart:style-name="ch3">
            <chart:title svg:x="6.321cm" svg:y="4.631cm" chart:style-name="ch4">
              <text:p>1,000,000 LLOC</text:p>
            </chart:title>
          </chart:axis>
          <chart:axis chart:dimension="y" chart:name="primary-y" chart:style-name="ch5">
            <chart:title svg:x="0.076cm" svg:y="3.574cm" chart:style-name="ch6">
              <text:p>Time in minutes</text:p>
            </chart:title>
            <chart:grid chart:style-name="ch7" chart:class="major"/>
          </chart:axis>
          <chart:series chart:style-name="ch8" chart:values-cell-range-address="averages.D2:averages.D41" chart:label-cell-address="averages.C1:averages.D1" chart:class="chart:scatter">
            <chart:domain table:cell-range-address="averages.C2:averages.C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illion LLOC Time in minutes</text:p>
                <text:list>
                  <text:list-item>
                    <text:p>Million LLOC</text:p>
                  </text:list-item>
                  <text:list-item>
                    <text:p>Time in minutes</text:p>
                  </text:list-item>
                </text:list>
                <draw:g>
                  <svg:desc>averages.C1:averag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averages.C2:averages.C41</svg:desc>
                </draw:g>
              </table:table-cell>
              <table:table-cell office:value-type="float" office:value="0.93628">
                <text:p>0.93628</text:p>
                <draw:g>
                  <svg:desc>averages.D2:averages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55.5769872727272">
                <text:p>55.5769872727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8.8822836363636">
                <text:p>28.88228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99.7093145454546">
                <text:p>99.7093145454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">
                <text:p>3.7</text:p>
              </table:table-cell>
              <table:table-cell office:value-type="float" office:value="141.131723636364">
                <text:p>141.13172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9.5012963636364">
                <text:p>19.50129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2.1509054545454">
                <text:p>72.1509054545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65.1651727272728">
                <text:p>65.1651727272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6.4420127272727">
                <text:p>16.44201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04054">
                <text:p>0.04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">
                <text:p>4.1</text:p>
              </table:table-cell>
              <table:table-cell office:value-type="float" office:value="190.388129090909">
                <text:p>190.38812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">
                <text:p>1.3</text:p>
              </table:table-cell>
              <table:table-cell office:value-type="float" office:value="4.8607909090909">
                <text:p>4.8607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13.5410181818182">
                <text:p>13.5410181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1892">
                <text:p>0.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">
                <text:p>3.8</text:p>
              </table:table-cell>
              <table:table-cell office:value-type="float" office:value="156.021398181818">
                <text:p>156.02139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130.147849090909">
                <text:p>130.14784909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34.9552454545454">
                <text:p>34.9552454545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.30117272727273">
                <text:p>1.3011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098209090909091">
                <text:p>0.09820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0.345438181818182">
                <text:p>0.345438181818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">
                <text:p>3.1</text:p>
              </table:table-cell>
              <table:table-cell office:value-type="float" office:value="82.1051654545454">
                <text:p>82.1051654545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113.952390909091">
                <text:p>113.9523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45.7112836363636">
                <text:p>45.7112836363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2.6969890909091">
                <text:p>2.6969890909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">
                <text:p>1.7</text:p>
              </table:table-cell>
              <table:table-cell office:value-type="float" office:value="11.7211618181818">
                <text:p>11.721161818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7.58149636363636">
                <text:p>7.58149636363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9.4141490909091">
                <text:p>9.4141490909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0172581818181818">
                <text:p>0.01725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60.3272127272728">
                <text:p>60.327212727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41.4751363636364">
                <text:p>41.475136363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">
                <text:p>3.9</text:p>
              </table:table-cell>
              <table:table-cell office:value-type="float" office:value="170.156109090909">
                <text:p>170.156109090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">
                <text:p>1.4</text:p>
              </table:table-cell>
              <table:table-cell office:value-type="float" office:value="5.83728545454546">
                <text:p>5.837285454545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84.568685454545">
                <text:p>184.56868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">
                <text:p>3.2</text:p>
              </table:table-cell>
              <table:table-cell office:value-type="float" office:value="88.6391745454546">
                <text:p>88.6391745454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">
                <text:p>2.3</text:p>
              </table:table-cell>
              <table:table-cell office:value-type="float" office:value="30.2121636363636">
                <text:p>30.21216363636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97535454545455">
                <text:p>1.9753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582325454545454">
                <text:p>0.582325454545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">
                <text:p>2.1</text:p>
              </table:table-cell>
              <table:table-cell office:value-type="float" office:value="23.542929090909">
                <text:p>23.542929090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3.6780090909091">
                <text:p>3.6780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">
                <text:p>3.5</text:p>
              </table:table-cell>
              <table:table-cell office:value-type="float" office:value="116.005796363636">
                <text:p>116.00579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